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Serializer.setOutputStream( OutputStream 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HTMLSerializer.configure( Configuration 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